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da" svg:font-family="Andada" style:font-family-generic="system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</office:automatic-styles>
  <office:body>
    <office:text text:use-soft-page-breaks="true">
      <text:p text:style-name="P1">Zusammengetragenes Feedback aus 8 Rezipienten.<text:line-break/><text:line-break/>Zielgruppe: Jugendliche und junge Erwachsene (14-29J).<text:line-break/>Befragten alter bestand hauptsächlich aus 20Jährigen und darüber.<text:line-break/><text:line-break/>Feedbackpunkte sind nach Häufigkeit absteigend gelistet.<text:line-break/></text:p>
      <text:list text:style-name="LFO2" text:continue-numbering="true">
        <text:list-item>
          <text:p text:style-name="P2">Übersehen von verschiedenen Karten typen (Hoch runter<text:s/>Navigation)</text:p>
        </text:list-item>
        <text:list-item>
          <text:p text:style-name="P3">Suchleiste, um direkt zu bestimmten Kartentypen zu springen</text:p>
        </text:list-item>
        <text:list-item>
          <text:p text:style-name="P4">Interaktion mit Karten Highlighten, weil übersehbar</text:p>
        </text:list-item>
        <text:list-item>
          <text:p text:style-name="P5">Clunky animation (prototype bedingt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da" svg:font-family="Andada" style:font-family-generic="system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Überschrift3" style:next-style-name="Standard" style:default-outline-level="2">
      <style:paragraph-properties fo:margin-top="0in" fo:line-height="100%"/>
      <style:text-properties style:font-name="Andada" fo:font-weight="bold" style:font-weight-asian="bold" fo:color="#C00000" fo:font-size="26pt" style:font-size-asian="26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Andada" style:font-name-asian="Times New Roman" style:font-name-complex="Times New Roman" fo:font-weight="bold" style:font-weight-asian="bold" fo:color="#C00000" fo:font-size="26pt" style:font-size-asian="26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er Thier</meta:initial-creator>
    <dc:creator>Alexander Thier</dc:creator>
    <meta:creation-date>2021-12-15T18:15:00Z</meta:creation-date>
    <dc:date>2021-12-15T18:40:00Z</dc:date>
    <meta:template xlink:href="Normal" xlink:type="simple"/>
    <meta:editing-cycles>1</meta:editing-cycles>
    <meta:editing-duration>PT0S</meta:editing-duration>
    <meta:document-statistic meta:page-count="1" meta:paragraph-count="1" meta:word-count="60" meta:character-count="442" meta:row-count="3" meta:non-whitespace-character-count="383"/>
  </office:meta>
</office:document-meta>
</file>